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KR" svg:font-family="'Noto Sans Mono CJK K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tandard">
      <style:text-properties officeooo:rsid="00084f23"/>
    </style:style>
    <style:style style:name="P2" style:family="paragraph" style:parent-style-name="Standard">
      <style:text-properties officeooo:rsid="000e9a28" officeooo:paragraph-rsid="000e9a28"/>
    </style:style>
    <style:style style:name="P3" style:family="paragraph" style:parent-style-name="Standard">
      <style:text-properties officeooo:rsid="000e9a28" officeooo:paragraph-rsid="00136250"/>
    </style:style>
    <style:style style:name="P4" style:family="paragraph" style:parent-style-name="Standard">
      <style:text-properties officeooo:paragraph-rsid="000e9a28"/>
    </style:style>
    <style:style style:name="P5" style:family="paragraph" style:parent-style-name="Standard">
      <style:text-properties officeooo:rsid="001005ae" officeooo:paragraph-rsid="000e9a28"/>
    </style:style>
    <style:style style:name="P6" style:family="paragraph" style:parent-style-name="Standard">
      <style:text-properties officeooo:rsid="00084f23" officeooo:paragraph-rsid="001005ae"/>
    </style:style>
    <style:style style:name="P7" style:family="paragraph" style:parent-style-name="Standard">
      <style:text-properties officeooo:rsid="00136250" officeooo:paragraph-rsid="00136250"/>
    </style:style>
    <style:style style:name="P8" style:family="paragraph" style:parent-style-name="Standard">
      <style:text-properties officeooo:rsid="0014f1cb" officeooo:paragraph-rsid="001005ae"/>
    </style:style>
    <style:style style:name="P9" style:family="paragraph" style:parent-style-name="Standard">
      <style:text-properties officeooo:rsid="0014f1cb" officeooo:paragraph-rsid="0014f1cb"/>
    </style:style>
    <style:style style:name="P10"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1b445" officeooo:paragraph-rsid="001005ae" style:text-blinking="false" fo:background-color="transparent"/>
    </style:style>
    <style:style style:name="P11"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officeooo:rsid="000bbe57"/>
    </style:style>
    <style:style style:name="T2" style:family="text">
      <style:text-properties officeooo:rsid="000e9a28"/>
    </style:style>
    <style:style style:name="T3" style:family="text">
      <style:text-properties officeooo:rsid="001005ae"/>
    </style:style>
    <style:style style:name="T4" style:family="text">
      <style:text-properties officeooo:rsid="0014f1cb"/>
    </style:style>
    <style:style style:name="T5" style:family="text">
      <style:text-properties officeooo:rsid="00160157"/>
    </style:style>
    <style:style style:name="T6" style:family="text">
      <style:text-properties officeooo:rsid="00168fe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The baseline model of our project is CNN+GRU. This model includes 2 layer of 1 dimensional convolution network, 1 bidirectional GRU network and 5 Linear layer. Baseline’s accuracy for test set is 87.6%.</text:span></text:p>
      <text:p text:style-name="Standard"/>
      <text:p text:style-name="P2">Since the only-CNN models shows comparable performance with baseline model, we decided to check the contribution to the performance of GRU parts of the baseline.</text:p>
      <text:p text:style-name="P2"/>
      <text:p text:style-name="P4"><text:span text:style-name="T2">We tested 2 types of GRU model. First model is only-GRU model. </text:span>This model removes the CNN layer from the baseline model and was used to check the performance of the GRU layer <text:span text:style-name="T2">in baseline.</text:span></text:p>
      <text:p text:style-name="P4"/>
      <text:p text:style-name="P3">Second model we tested is window-GRU model. We made this model by using the idea ‘window-<text:span text:style-name="T3">based tokenize</text:span>’ of DNABERT. <text:span text:style-name="T3">In DNABERT, DNA sequences are tokenized by window size 3 to 6, not by letter. We want to find out if this idea could replace the role of capturing the contextual meaning of sequence of CNN layer </text:span></text:p>
      <text:p text:style-name="P5"/>
      <text:p text:style-name="P10"><text:bookmark text:name="docs-internal-guid-5a293f83-7fff-d33f-81d1-6a325cf6a541"/>The result of experiments with GRU was disappointing. First, train speed of GRU model is too slow. Since our input data length is 300, which is long, the non-parallelization problem of RNN becomes serious. We only could train this model about 40 epochs with the same amount of time for train 115 epochs to baseline model.</text:p>
      <text:p text:style-name="P11">These models have poor performance too. Only-GRU model’s accuracy was 82.3% and window-GRU model’s accuracy was 73%. Thus we conclude that the contribution of GRU layer to the performance of baseline is little and window-based tokenization cannot replace the CNN layers.</text:p>
      <text:p text:style-name="P6"/>
      <text:p text:style-name="P7">Finally we tested finetuning for pretrained DNABERT. DNABERT is the BERT model pretrained with DNA seuqence and classifiers with fineturn DNABERT embedding are State of the Art in many dna classification task.</text:p>
      <text:p text:style-name="P7"/>
      <text:p text:style-name="P7">First we make classifier with one linear layer with DNABERT. We trained this model with 5 epochs and it tooks about 3 hours. It shows quite good performance <text:span text:style-name="T4">enough </text:span>to beat the baseline model, but the rise in performance during the training was unstable. Of course it can be the little fluctuation in training to find the optimal point, but because of its extremely slow training speed, we concluded that we should stop train this <text:span text:style-name="T4">model </text:span>and find more efficient model.</text:p>
      <text:p text:style-name="P8"/>
      <text:p text:style-name="P9">We thought that <text:span text:style-name="T5">the reason of unstableness in training is that the size of the classification layer was too small. Thus we tested the model with 2 linear layer over the DNABERT. We finetune this model with 5 epochs and it tooks about 3 hours. This model’s <text:s/>shows best performance in our </text:span><text:span text:style-name="T6">project</text:span><text:span text:style-name="T5">. Its accuracy in test set is 90%.</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KR" svg:font-family="'Noto Sans Mono CJK K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KR"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KR"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KR" style:font-family-asian="'Noto Sans Mono CJK K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4T00:32:57.803010542</meta:creation-date>
    <dc:date>2022-12-15T02:03:27.205682390</dc:date>
    <meta:editing-duration>PT54M18S</meta:editing-duration>
    <meta:editing-cycles>9</meta:editing-cycles>
    <meta:generator>LibreOffice/6.4.7.2$Linux_X86_64 LibreOffice_project/40$Build-2</meta:generator>
    <meta:document-statistic meta:table-count="0" meta:image-count="0" meta:object-count="0" meta:page-count="1" meta:paragraph-count="9" meta:word-count="419" meta:character-count="2456" meta:non-whitespace-character-count="2044"/>
  </office:meta>
</office:document-meta>
</file>